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1" style:family="table">
      <style:table-properties style:width="7.875in" fo:margin-left="-0.1597in" fo:margin-top="0in" fo:margin-bottom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6.875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8208in" fo:keep-together="auto"/>
    </style:style>
    <style:style style:name="Table1.4" style:family="table-row">
      <style:table-row-properties style:min-row-height="0.8056in" fo:keep-together="auto"/>
    </style:style>
    <style:style style:name="Table1.5" style:family="table-row">
      <style:table-row-properties style:min-row-height="0.1063in" fo:keep-together="auto"/>
    </style:style>
    <style:style style:name="Table1.7" style:family="table-row">
      <style:table-row-properties style:min-row-height="0.5514in" fo:keep-together="auto"/>
    </style:style>
    <style:style style:name="Table1.8" style:family="table-row">
      <style:table-row-properties style:min-row-height="0.6319in" fo:keep-together="auto"/>
    </style:style>
    <style:style style:name="Table1.9" style:family="table-row">
      <style:table-row-properties style:min-row-height="0.5757in" fo:keep-together="auto"/>
    </style:style>
    <style:style style:name="Table1.11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c9bae7" style:font-name-asian="Roboto2" style:font-size-asian="5.25pt" style:font-name-complex="Roboto2" style:font-size-complex="6pt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9ba23f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bd8bfa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9ff82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0c69e9a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d22ff8"/>
    </style:style>
    <style:style style:name="P15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dc9590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2pt" fo:font-style="normal" style:text-underline-style="none" fo:font-weight="bold" officeooo:paragraph-rsid="00cafff0" style:font-name-asian="Roboto2" style:font-size-asian="32pt" style:font-style-asian="normal" style:font-weight-asian="bold" style:font-name-complex="Roboto2" style:font-size-complex="32pt" style:font-style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6pt" fo:font-weight="bold" officeooo:rsid="00cd00b1" officeooo:paragraph-rsid="00cd00b1" style:font-name-asian="Roboto2" style:font-size-asian="5.25pt" style:font-weight-asian="bold" style:font-name-complex="Roboto2" style:font-size-complex="6pt"/>
    </style:style>
    <style:style style:name="P33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34" style:family="paragraph" style:parent-style-name="Standard" style:list-style-name="L1">
      <style:paragraph-properties fo:line-height="100%" fo:orphans="0" fo:widows="0"/>
      <style:text-properties officeooo:paragraph-rsid="00c34b79"/>
    </style:style>
    <style:style style:name="P35" style:family="paragraph" style:parent-style-name="Standard" style:list-style-name="L1">
      <style:paragraph-properties fo:line-height="100%" fo:orphans="0" fo:widows="0"/>
      <style:text-properties officeooo:paragraph-rsid="00ba1d29"/>
    </style:style>
    <style:style style:name="P36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7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a1d2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bd8bf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bf2b2d" officeooo:paragraph-rsid="00c69e9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ba1d29" style:font-name-asian="Roboto2" style:font-size-asian="10pt" style:font-weight-asian="normal" style:font-name-complex="Roboto2" style:font-size-complex="10pt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bf2b2d" style:font-name-asian="Roboto2" style:font-size-asian="10pt" style:font-name-complex="Roboto2" style:font-size-complex="10pt"/>
    </style:style>
    <style:style style:name="P43" style:family="paragraph" style:parent-style-name="Standard" style:list-style-name="L1">
      <style:paragraph-properties fo:line-height="100%" fo:orphans="0" fo:widows="0"/>
      <style:text-properties officeooo:rsid="008f9311" officeooo:paragraph-rsid="008f9311"/>
    </style:style>
    <style:style style:name="P44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a1d29" style:font-style-asian="normal" style:font-weight-asian="normal" style:font-style-complex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bd8bfa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0c463f2" officeooo:paragraph-rsid="00c463f2"/>
    </style:style>
    <style:style style:name="P47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a165e3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15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7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8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21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22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23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24" style:family="text">
      <style:text-properties style:font-name="Roboto1" fo:font-size="10pt" officeooo:rsid="00bf2b2d" style:font-name-asian="Roboto2" style:font-size-asian="10pt" style:font-name-complex="Roboto2" style:font-size-complex="10pt"/>
    </style:style>
    <style:style style:name="T25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26" style:family="text">
      <style:text-properties style:font-name="Roboto1" fo:font-size="10pt" officeooo:rsid="00c56827" style:font-name-asian="Roboto2" style:font-size-asian="10pt" style:font-name-complex="Roboto2" style:font-size-complex="10pt"/>
    </style:style>
    <style:style style:name="T27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28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29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1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32" style:family="text">
      <style:text-properties style:font-name="Roboto1"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33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34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35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36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37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38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39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40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41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weight="normal" officeooo:rsid="00c56827" style:font-name-asian="Roboto2" style:font-size-asian="10pt" style:font-weight-asian="normal" style:font-name-complex="Roboto2" style:font-size-complex="10pt" style:font-weight-complex="normal"/>
    </style:style>
    <style:style style:name="T44" style:family="text">
      <style:text-properties style:font-name="Roboto1" fo:font-size="10pt" fo:font-weight="normal" officeooo:rsid="00c812a6" style:font-name-asian="Roboto2" style:font-size-asian="10pt" style:font-weight-asian="normal" style:font-name-complex="Roboto2" style:font-size-complex="10pt" style:font-weight-complex="normal"/>
    </style:style>
    <style:style style:name="T45" style:family="text">
      <style:text-properties style:font-name="Roboto1" fo:font-size="10pt" fo:font-weight="normal" officeooo:rsid="00d76da9" style:font-name-asian="Roboto2" style:font-size-asian="10pt" style:font-weight-asian="normal" style:font-name-complex="Roboto2" style:font-size-complex="10pt" style:font-weight-complex="normal"/>
    </style:style>
    <style:style style:name="T46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e03b1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4" style:family="text">
      <style:text-properties style:font-name="Roboto1" fo:font-size="10pt" fo:font-style="italic" style:text-underline-style="none" fo:font-weight="bold" officeooo:rsid="008f9311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5" style:family="text">
      <style:text-properties style:font-name="Roboto1" fo:font-size="10pt" fo:font-style="italic" style:text-underline-style="none" fo:font-weight="bold" officeooo:rsid="00924a97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6" style:family="text">
      <style:text-properties fo:font-weight="normal" officeooo:rsid="005fbdae" style:font-weight-asian="normal" style:font-weight-complex="normal"/>
    </style:style>
    <style:style style:name="T57" style:family="text">
      <style:text-properties officeooo:rsid="0060ff9f"/>
    </style:style>
    <style:style style:name="T58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9" style:family="text">
      <style:text-properties fo:font-style="normal" officeooo:rsid="008e79c7" style:font-style-asian="normal" style:font-style-complex="normal"/>
    </style:style>
    <style:style style:name="T60" style:family="text">
      <style:text-properties fo:font-style="normal" officeooo:rsid="00bf2b2d" style:font-style-asian="normal" style:font-style-complex="normal"/>
    </style:style>
    <style:style style:name="T61" style:family="text">
      <style:text-properties officeooo:rsid="0082c05c"/>
    </style:style>
    <style:style style:name="T62" style:family="text">
      <style:text-properties officeooo:rsid="0094c2de"/>
    </style:style>
    <style:style style:name="T6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5" style:family="text">
      <style:text-properties officeooo:rsid="009b41a1"/>
    </style:style>
    <style:style style:name="T66" style:family="text">
      <style:text-properties officeooo:rsid="009f14e6"/>
    </style:style>
    <style:style style:name="T67" style:family="text">
      <style:text-properties officeooo:rsid="00a884b6"/>
    </style:style>
    <style:style style:name="T68" style:family="text">
      <style:text-properties officeooo:rsid="00ad8019"/>
    </style:style>
    <style:style style:name="T69" style:family="text">
      <style:text-properties officeooo:rsid="00b86332"/>
    </style:style>
    <style:style style:name="T70" style:family="text">
      <style:text-properties officeooo:rsid="00ba1d29"/>
    </style:style>
    <style:style style:name="T71" style:family="text">
      <style:text-properties officeooo:rsid="00d0b07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37in" svg:y="0.4583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398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327in" svg:y="0.4626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37in" svg:y="0.6693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37in" svg:y="0.2402in" svg:width="0.1929in" svg:height="0.1929in" draw:z-index="4">
        <draw:image xlink:href="Pictures/10000201000003E8000003E85996F9E76E303C74.png" xlink:type="simple" xlink:show="embed" xlink:actuate="onLoad" loext:mime-type="image/png"/>
      </draw:frame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<text:span text:style-name="T62">R</text:span>ICHARD S. ZHU</text:p>
          </table:table-cell>
          <table:table-cell table:style-name="Table2.B1" office:value-type="string">
            <text:p text:style-name="P31">rszhu@berkeley.edu</text:p>
            <text:p text:style-name="P30">858-371-8838</text:p>
            <text:p text:style-name="P30"/>
          </table:table-cell>
          <table:table-cell table:style-name="Table2.B1" office:value-type="string">
            <text:p text:style-name="P2"/>
          </table:table-cell>
          <table:table-cell table:style-name="Table2.B1" office:value-type="string">
            <text:p text:style-name="P29">ocf.io/rszhu</text:p>
            <text:p text:style-name="P3">linkedin.com/in/rszhu</text:p>
            <text:p text:style-name="P28">github.com/richardszhu</text:p>
          </table:table-cell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<text:span text:style-name="T71">DUCATION</text:span></text:p>
          </table:table-cell>
          <table:table-cell table:style-name="Table1.A1" office:value-type="string">
            <text:p text:style-name="P16"><text:span text:style-name="T7">University of California, Berkeley <text:s text:c="19"/></text:span><text:span text:style-name="T16"><text:s/></text:span><text:span text:style-name="T7"><text:s text:c="51"/></text:span><text:span text:style-name="T10"><text:s text:c="7"/></text:span><text:span text:style-name="T19"><text:s/></text:span><text:span text:style-name="T20">Expected Graduation: </text:span><text:span text:style-name="T17">May 2023</text:span><text:span text:style-name="T7"> <text:s text:c="81"/></text:span></text:p>
            <text:p text:style-name="P17"><text:span text:style-name="T18">B.A. Computer Science</text:span><text:span text:style-name="T21"> </text:span><text:span text:style-name="T6"><text:s text:c="92"/></text:span><text:span text:style-name="T11"><text:s text:c="15"/></text:span></text:p>
            <text:p text:style-name="P19"><text:span text:style-name="T63">Relevant Coursework:</text:span><text:span text:style-name="T64"> </text:span>Structure of Computer Programs, <text:span text:style-name="T61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58">Languages:</text:span><text:span text:style-name="T5"> </text:span>Python, Java, SQL, HTML/CSS</text:p>
            <text:p text:style-name="P20"><text:span text:style-name="T58">Frameworks/Technologies:</text:span><text:span text:style-name="T5"> </text:span><text:span text:style-name="T56">Git, </text:span>Linux (Ubuntu), Android, <text:span text:style-name="T57">NumPy</text:span></text:p>
          </table:table-cell>
        </table:table-row>
        <table:table-row table:style-name="Table1.3">
          <table:table-cell table:style-name="Table1.A1" office:value-type="string">
            <text:p text:style-name="P24">PROJECTS</text:p>
          </table:table-cell>
          <table:table-cell table:style-name="Table1.A1" office:value-type="string">
            <text:p text:style-name="P15"><text:span text:style-name="T33">Investment </text:span><text:span text:style-name="T27">Portfolio Diversity Visualization Tool </text:span><text:span text:style-name="T28">(</text:span><text:span text:style-name="T30">Python, </text:span><text:span text:style-name="T31">MatPlotLib</text:span><text:span text:style-name="T30">, </text:span><text:span text:style-name="T29">Git</text:span><text:span text:style-name="T28">)</text:span></text:p>
            <text:p text:style-name="P15"><text:span text:style-name="T52"><text:s text:c="2"/>★ <text:s/></text:span><text:span text:style-name="T53"><text:s/></text:span><text:span text:style-name="T54">Winn</text:span><text:span text:style-name="T55">ing Project</text:span><text:span text:style-name="T54"> of the CalHacks 2019 BlackRock API Prize</text:span></text:p>
            <text:list xml:id="list1967904965" text:style-name="L1">
              <text:list-item>
                <text:p text:style-name="P33"><text:span text:style-name="T37">A tool</text:span><text:span text:style-name="T35"> that visualizes the diversity of an investment portfolio </text:span><text:span text:style-name="T36">given</text:span><text:span text:style-name="T35"> any </text:span><text:span text:style-name="T38">applicable </text:span><text:span text:style-name="T35">security attribute </text:span></text:p>
              </text:list-item>
              <text:list-item>
                <text:p text:style-name="P36"><text:span text:style-name="T65">Leveraged</text:span> BlackRock API to <text:span text:style-name="T70">compile, </text:span>sort, and categorize <text:span text:style-name="T66">security</text:span> data f<text:span text:style-name="T66">rom an array of stock symbols</text:span></text:p>
              </text:list-item>
              <text:list-item>
                <text:p text:style-name="P43"><text:span text:style-name="T48">Integrated</text:span><text:span text:style-name="T46"> MatPlotLib to visualize </text:span><text:span text:style-name="T47">calculated diversity</text:span><text:span text:style-name="T46"> data and to create a GUI for </text:span><text:span text:style-name="T49">user</text:span><text:span text:style-name="T46"> </text:span><text:span text:style-name="T50">portfolio input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3"><text:span text:style-name="T27">Bomberman Remastered </text:span><text:span text:style-name="T28">(Java, </text:span><text:span text:style-name="T29">Git</text:span><text:span text:style-name="T28">)</text:span></text:p>
            <text:list xml:id="list172309850668567" text:continue-numbering="true" text:style-name="L1">
              <text:list-item>
                <text:p text:style-name="P37">An improved remake of the classic video game Bomberman that can be played on modern devices</text:p>
              </text:list-item>
              <text:list-item>
                <text:p text:style-name="P37">Fully recreated core gameplay functionalities, such as player action timers and random power-up drops</text:p>
              </text:list-item>
              <text:list-item>
                <text:p text:style-name="P41">Added an all-new local multiplayer mode, including dynamic player vs. player gameplay </text:p>
              </text:list-item>
              <text:list-item>
                <text:p text:style-name="P42"><text:span text:style-name="T59">Utilized the Java Swing toolkit to design game menus </text:span><text:span text:style-name="T60">and </text:span><text:span text:style-name="T59">update graphical textur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0">Scheme <text:span text:style-name="T68">Language</text:span> Interpreter <text:span text:style-name="T67">(</text:span>Python, <text:span text:style-name="T69">Lisp</text:span>)</text:p>
            <text:list xml:id="list172308967347195" text:continue-numbering="true" text:style-name="L1">
              <text:list-item>
                <text:p text:style-name="P44"><text:span text:style-name="T22">A</text:span><text:span text:style-name="T23">n i</text:span><text:span text:style-name="T22">nterpreter for the Scheme </text:span><text:span text:style-name="T23">programming </text:span><text:span text:style-name="T22">language </text:span><text:span text:style-name="T25">(a dialect of Lisp)</text:span><text:span text:style-name="T22">, </text:span><text:span text:style-name="T23">built </text:span><text:span text:style-name="T24">using</text:span><text:span text:style-name="T23"> Python</text:span></text:p>
              </text:list-item>
              <text:list-item>
                <text:p text:style-name="P34"><text:span text:style-name="T35">Implemented </text:span><text:span text:style-name="T39">environments, </text:span><text:span text:style-name="T35">lexical </text:span><text:span text:style-name="T40">and </text:span><text:span text:style-name="T35">dynamic scoping, </text:span><text:span text:style-name="T40">exceptions, macros,</text:span><text:span text:style-name="T42"> </text:span><text:span text:style-name="T41">special form</text:span><text:span text:style-name="T42">s, and more</text:span></text:p>
              </text:list-item>
              <text:list-item>
                <text:p text:style-name="P46"><text:span text:style-name="T43">Ensured </text:span><text:span text:style-name="T34">correct recursive evaluation </text:span><text:span text:style-name="T45">procedures</text:span><text:span text:style-name="T34"> for call expressions, special forms, </text:span><text:span text:style-name="T44">and primitives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72309498501708" text:continue-numbering="true" text:style-name="L1">
              <text:list-item>
                <text:p text:style-name="P37">An interactive typing program that calculates typing speed and accuracy with every keystroke</text:p>
              </text:list-item>
              <text:list-item>
                <text:p text:style-name="P35"><text:span text:style-name="T41">Built</text:span><text:span text:style-name="T35"> smart autocorrect feature </text:span><text:span text:style-name="T42">that determines </text:span><text:span text:style-name="T35">similarity between input and a base word</text:span></text:p>
              </text:list-item>
              <text:list-item>
                <text:p text:style-name="P35"><text:span text:style-name="T35">Set up communication of clientside information to game servers for multiplayer “</text:span><text:span text:style-name="T42">racing” </text:span><text:span text:style-name="T35">integration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1">Final Grade Calculator (Python)</text:p>
            <text:list xml:id="list172309038084837" text:continue-numbering="true" text:style-name="L1">
              <text:list-item>
                <text:p text:style-name="P44"><text:span text:style-name="T22">A final grade calculator script, for grad</text:span><text:span text:style-name="T23">ing</text:span><text:span text:style-name="T22"> systems where the final </text:span><text:span text:style-name="T23">exam </text:span><text:span text:style-name="T22">isn’t in a seperate category</text:span></text:p>
              </text:list-item>
              <text:list-item>
                <text:p text:style-name="P35"><text:span text:style-name="T35">Formulated algorithm to compute a needed exam score based off of a user’s desired class grade</text:span><text:span text:style-name="T51"> 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7">EXPERIENCE</text:p>
          </table:table-cell>
          <table:table-cell table:style-name="Table1.A1" office:value-type="string">
            <text:list xml:id="list365682406" text:style-name="WWNum3">
              <text:list-header>
                <text:p text:style-name="P47"><text:span text:style-name="T7">Gateways Summer School <text:s text:c="2"/></text:span><text:span text:style-name="T6"><text:s text:c="121"/></text:span><text:span text:style-name="T8">San Diego, CA</text:span></text:p>
              </text:list-header>
            </text:list>
            <text:p text:style-name="P8"><text:span text:style-name="T12">Teaching Aide <text:s text:c="133"/>Jul.</text:span><text:span text:style-name="T11"> 2018 — Aug. 2018</text:span></text:p>
            <text:list xml:id="list172310067144708" text:continue-list="list172309038084837" text:style-name="L1">
              <text:list-item>
                <text:p text:style-name="P45"><text:span text:style-name="T22">Aided Architecture &amp; Engineering teacher with giving lessons and </text:span><text:span text:style-name="T24">explaining </text:span><text:span text:style-name="T26">provided</text:span><text:span text:style-name="T24"> examples</text:span></text:p>
              </text:list-item>
              <text:list-item>
                <text:p text:style-name="P38">Guided 30 students on their projects and supervised them during break, learning, and work times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4"><text:span text:style-name="T27">Online Clothing Page <text:s text:c="131"/></text:span><text:span text:style-name="T34"><text:s/></text:span><text:span text:style-name="T32">San Diego, CA</text:span><text:span text:style-name="T27"> <text:s text:c="27"/></text:span></text:p>
            <text:p text:style-name="P6"><text:span text:style-name="T15">Self Employed</text:span><text:span text:style-name="T9"> <text:s text:c="12"/></text:span><text:span text:style-name="T7"><text:s text:c="52"/></text:span><text:span text:style-name="T11"><text:s text:c="67"/>Jan. 2018 — </text:span><text:span text:style-name="T14">May</text:span><text:span text:style-name="T11"> 2019</text:span></text:p>
            <text:list xml:id="list172308810791348" text:continue-numbering="true" text:style-name="L1">
              <text:list-item>
                <text:p text:style-name="P39">Sold, packaged, and shipped clothing, cosmetics, books, and other items online</text:p>
              </text:list-item>
              <text:list-item>
                <text:p text:style-name="P39">Completed over 85 transactions,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25">ACTIVITIES</text:p>
          </table:table-cell>
          <table:table-cell table:style-name="Table1.A1" office:value-type="string">
            <text:p text:style-name="P5"><text:span text:style-name="T7">Catalyst for Success <text:s text:c="132"/></text:span><text:span text:style-name="T8">San Diego, CA</text:span></text:p>
            <text:p text:style-name="P7"><text:span text:style-name="T12">Treasurer, </text:span><text:span text:style-name="T13">Senior Technology Mentor</text:span><text:span text:style-name="T12"> <text:s/></text:span><text:span text:style-name="T6"><text:s text:c="90"/></text:span><text:span text:style-name="T11">Sep. 2017 — Aug. 2019</text:span></text:p>
            <text:list xml:id="list172310469637377" text:continue-numbering="true" text:style-name="L1">
              <text:list-item>
                <text:p text:style-name="P40">Taught programming and circuitry at the library to over 200 students (Python, Javascript, Arduino)</text:p>
              </text:list-item>
              <text:list-item>
                <text:p text:style-name="P40">Worked with library officials to organize regular weekly workshops and week-long summer camps</text:p>
              </text:list-item>
            </text:list>
          </table:table-cell>
        </table:table-row>
        <table:table-row table:style-name="Table1.11">
          <table:table-cell table:style-name="Table1.A1" office:value-type="string">
            <text:p text:style-name="P26">OTHER</text:p>
          </table:table-cell>
          <table:table-cell table:style-name="Table1.A1" office:value-type="string">
            <text:p text:style-name="P12">Awards</text:p>
            <text:list xml:id="list172309672035317" text:continue-numbering="true" text:style-name="L1">
              <text:list-item>
                <text:p text:style-name="P40">CalHacks 2019 - BlackRock API Prize</text:p>
              </text:list-item>
              <text:list-item>
                <text:p text:style-name="P40">Intuit George A. Hansen Computer Science Scholar</text:p>
              </text:list-item>
              <text:list-item>
                <text:p text:style-name="P40">Southern California Developmental Soccer League Div. 1 Champion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3T17:23:08.495431572</dc:date>
    <meta:editing-duration>PT23H56M39S</meta:editing-duration>
    <meta:editing-cycles>157</meta:editing-cycles>
    <meta:document-statistic meta:table-count="2" meta:image-count="5" meta:object-count="0" meta:page-count="1" meta:paragraph-count="54" meta:word-count="453" meta:character-count="4093" meta:non-whitespace-character-count="2670"/>
  </office:meta>
</office:document-meta>
</file>